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ole-draw-aspect="1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Programação para redes de computador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EP2</text:p>
            <text:p text:style-name="P1">Stefano Tommasini</text:p>
            <text:p text:style-name="P1">Alessandro Wagner Palmei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toco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liente – Servidor</text:p>
              </text:list-item>
              <text:list-item>
                <text:p>Servidor – Cliente</text:p>
              </text:list-item>
              <text:list-item>
                <text:p>Cliente - Cl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Cliente-Servid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ogin – usuário</text:p>
              </text:list-item>
              <text:list-item>
                <text:p>List</text:p>
              </text:list-item>
              <text:list-item>
                <text:p>Chat – usuário do amigo</text:p>
              </text:list-item>
              <text:list-item>
                <text:p>Disconnect</text:p>
              </text:list-item>
              <text:list-item>
                <text:p>Logout</text:p>
              </text:list-item>
              <text:list-item>
                <text:p>Qu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Servidor-Clien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K – Conseguiu conectar com outro usuário</text:p>
              </text:list-item>
              <text:list-item>
                <text:p>NOK – Não conseguiu conect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Cliente-Clien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ILE – filename</text:p>
              </text:list-item>
              <text:list-item>
                <text:p>DISCONNEC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Configurção da maquina testa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NU/Linux – Ubuntu 14.04</text:p>
              </text:list-item>
              <text:list-item>
                <text:p>6x AMD Phenom II X6 1055T 800 MHz</text:p>
              </text:list-item>
              <text:list-item>
                <text:p>3.2 GB RAM</text:p>
              </text:list-item>
              <text:list-item>
                <text:p>94.1 Mb/s</text:p>
              </text:list-item>
              <text:list-item>
                <text:p>Comando para gerar os testes: dd if=/dev/zero of=output.dat bs=1M count=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Gráfico TCP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Gráfico UDP</text:p>
          </draw:text-box>
        </draw:frame>
        <draw:frame draw:style-name="gr2" draw:text-style-name="P3" draw:layer="layout" svg:width="25.199cm" svg:height="12.179cm" svg:x="1.401cm" svg:y="4.91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mpo UDP &gt; TCP algo que não esperávamos</text:p>
              </text:list-item>
              <text:list-item>
                <text:p>Restante como esper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Dificulda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SL/SSL – dificuldade na hora de fechar os sockets</text:p>
              </text:list-item>
              <text:list-item>
                <text:p>Cliente-Cliente - <text:s/>provou ser a parte mais desafiadora</text:p>
              </text:list-item>
              <text:list-item>
                <text:p>Concorrência e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ontos positiv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ython – ótima linguagem para mexer em sockets</text:p>
              </text:list-item>
              <text:list-item>
                <text:p>Fazer algo de uso prático é um ótimo incentiv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7:59:06.744408432</meta:creation-date>
    <dc:date>2014-10-19T07:26:29.959438161</dc:date>
    <meta:editing-duration>PT13H21M53S</meta:editing-duration>
    <meta:editing-cycles>7</meta:editing-cycles>
    <meta:generator>LibreOffice/4.1.3.2$Linux_X86_64 LibreOffice_project/410m0$Build-2</meta:generator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3.492cm" svg:y="5.542cm" style:legend-expansion="high" chart:style-name="ch2"/>
        <chart:plot-area chart:style-name="ch3" chart:data-source-has-labels="both" svg:x="0.954cm" svg:y="1.107cm" svg:width="21.53cm" svg:height="10.41cm">
          <chartooo:coordinate-region svg:x="1.575cm" svg:y="1.306cm" svg:width="20.909cm" svg:height="9.16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1</text:p>
              </table:table-cell>
              <table:table-cell office:value-type="string">
                <text:p>teste2</text:p>
              </table:table-cell>
            </table:table-row>
          </table:table-header-rows>
          <table:table-rows>
            <table:table-row>
              <table:table-cell office:value-type="string">
                <text:p>10MB 1</text:p>
                <text:list>
                  <text:list-item>
                    <text:p>10MB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0MB 2</text:p>
                <text:list>
                  <text:list-item>
                    <text:p>50MB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00MB 2</text:p>
                <text:list>
                  <text:list-item>
                    <text:p>100MB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7">
                <text:p>17</text:p>
              </table:table-cell>
              <table:table-cell office:value-type="float" office:value="16.5">
                <text:p>1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3.492cm" svg:y="5.542cm" style:legend-expansion="high" chart:style-name="ch2"/>
        <chart:plot-area chart:style-name="ch3" chart:data-source-has-labels="both" svg:x="0.954cm" svg:y="1.107cm" svg:width="21.53cm" svg:height="10.41cm">
          <chartooo:coordinate-region svg:x="1.575cm" svg:y="1.306cm" svg:width="20.909cm" svg:height="9.16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e1</text:p>
              </table:table-cell>
              <table:table-cell office:value-type="string">
                <text:p>teste2</text:p>
              </table:table-cell>
            </table:table-row>
          </table:table-header-rows>
          <table:table-rows>
            <table:table-row>
              <table:table-cell office:value-type="string">
                <text:p>10MB 1</text:p>
                <text:list>
                  <text:list-item>
                    <text:p>10MB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MB 2</text:p>
                <text:list>
                  <text:list-item>
                    <text:p>50MB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0.3">
                <text:p>10.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00MB 2</text:p>
                <text:list>
                  <text:list-item>
                    <text:p>100MB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5.5">
                <text:p>15.5</text:p>
              </table:table-cell>
              <table:table-cell office:value-type="float" office:value="15.7">
                <text:p>15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